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background-color="transparent"/>
    </style:style>
    <style:style style:name="P2" style:family="paragraph" style:parent-style-name="Preformatted_20_Text">
      <style:text-properties fo:background-color="#ffff00"/>
    </style:style>
    <style:style style:name="T1" style:family="text">
      <style:text-properties fo:background-color="#ffff00"/>
    </style:style>
    <style:style style:name="T2" style:family="text">
      <style:text-properties fo:background-color="#00ff00"/>
    </style:style>
    <style:style style:name="T3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9/4</text:p>
      <text:p text:style-name="Preformatted_20_Text"><text:tab/>-facing problem parsing links.Code is running successfully but there are some kind of links which are non-respondent by urlib.</text:p>
      <text:p text:style-name="Preformatted_20_Text"><text:tab/>-<text:span text:style-name="T2">some of them are https://*</text:span></text:p>
      <text:p text:style-name="Preformatted_20_Text"><text:tab/>-<text:span text:style-name="T1">can't parse this page-----"http://groups.drupal.org/node/290703"</text:span></text:p>
      <text:p text:style-name="Preformatted_20_Text"><text:tab/>-problem is can't encode a special character in one of the link in the content containing letter outside</text:p>
      <text:p text:style-name="Preformatted_20_Text"><text:tab/>-sometimes the first link from google is under upgradation or maintainence... so not of importnce. Need to check that out.</text:p>
      <text:p text:style-name="Preformatted_20_Text"/>
      <text:p text:style-name="Preformatted_20_Text"><text:tab/>-do not open links for youtube(can't give data for a video). Also don't open wikipedia pages.</text:p>
      <text:p text:style-name="Preformatted_20_Text"/>
      <text:p text:style-name="Preformatted_20_Text"><text:tab/>- date format ofmany types , hence difficulty.</text:p>
      <text:p text:style-name="Preformatted_20_Text"><text:s/>english</text:p>
      <text:p text:style-name="Preformatted_20_Text"><text:tab/><text:tab/>-although when used utf-8 instead of ascii , there were much reduction in error but still there are some encoding ie latin1 which still is not parsable</text:p>
      <text:p text:style-name="Preformatted_20_Text"><text:tab/>- take care that often there is a link to home ie root page </text:p>
      <text:p text:style-name="Preformatted_20_Text">10/4</text:p>
      <text:p text:style-name="Preformatted_20_Text"><text:tab/>-<text:span text:style-name="T1"> </text:span><text:span text:style-name="T2">can't parse redirecting links.</text:span></text:p>
      <text:p text:style-name="Preformatted_20_Text"><text:tab/>- setting time out(as some site take too much time to open)</text:p>
      <text:p text:style-name="Preformatted_20_Text"><text:tab/>-<text:span text:style-name="T2"> taking care of iframes</text:span></text:p>
      <text:p text:style-name="Preformatted_20_Text"><text:tab/>- "http://gator1795.hostgator.com/~sigdata/" check for this case</text:p>
      <text:p text:style-name="Preformatted_20_Text"><text:tab/></text:p>
      <text:p text:style-name="Preformatted_20_Text">12/4</text:p>
      <text:p text:style-name="Preformatted_20_Text"/>
      <text:p text:style-name="Preformatted_20_Text"><text:tab/>- <text:span text:style-name="T1">check for "mailto:"</text:span></text:p>
      <text:p text:style-name="Preformatted_20_Text"><text:tab/>- <text:span text:style-name="T2">to handle timeout</text:span></text:p>
      <text:p text:style-name="Preformatted_20_Text"><text:tab/>-<text:span text:style-name="T2">proxy connection handled successfully</text:span></text:p>
      <text:p text:style-name="P1"><text:tab/>- <text:span text:style-name="T2">html error 403 :forbiddon</text:span></text:p>
      <text:p text:style-name="P1"><text:tab/><text:tab/>-<text:span text:style-name="T2">apply header as this will change the identity of the request</text:span></text:p>
      <text:p text:style-name="P2"><text:span text:style-name="T3"><text:tab/></text:span>-very peculiar thing that even if link is already present in queue the name for that link may be different which is important to check </text:p>
      <text:p text:style-name="P1"><text:tab/></text:p>
      <text:p text:style-name="P1">SOME IDEAS</text:p>
      <text:p text:style-name="Preformatted_20_Text"><text:span text:style-name="T3"><text:tab/>**</text:span>Search for multiple search strings and rank Urls as per the number of different search strings found and occurances of each search <text:s/>string in the page</text:p>
      <text:p text:style-name="P1"><text:tab/>- indexing to save</text:p>
      <text:p text:style-name="P1"><text:tab/>- first read from database. If not present crawl</text:p>
      <text:p text:style-name="P1"><text:tab/>-try to give only date and then important links</text:p>
      <text:p text:style-name="P1"><text:tab/>-option to follow ie look for abstract</text:p>
      <text:p text:style-name="Preformatted_20_Text"><text:tab/></text:p>
      <text:p text:style-name="Preformatted_20_Text"><text:tab/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4T00:31:26</dc:date>
    <dc:creator>tom </dc:creator>
    <meta:generator>LibreOffice/3.5$Linux_x86 LibreOffice_project/350m1$Build-2</meta:generator>
    <meta:editing-duration>PT13H35M8S</meta:editing-duration>
    <meta:editing-cycles>11</meta:editing-cycles>
    <meta:document-statistic meta:table-count="0" meta:image-count="0" meta:object-count="0" meta:page-count="1" meta:paragraph-count="33" meta:word-count="274" meta:character-count="1636" meta:non-whitespace-character-count="1358"/>
  </office:meta>
</office:document-meta>
</file>